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text-properties style:font-name="DejaVu Sans Mono" officeooo:rsid="000b835f" officeooo:paragraph-rsid="000b835f"/>
    </style:style>
    <style:style style:name="P3" style:family="paragraph" style:parent-style-name="Standard">
      <style:text-properties style:font-name="DejaVu Sans Mono" officeooo:paragraph-rsid="000b835f"/>
    </style:style>
    <style:style style:name="T1" style:family="text">
      <style:text-properties officeooo:rsid="000b83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Joshua Reed’s CS 496 Final Project</text:span></text:p>
      <text:p text:style-name="P3"/>
      <text:p text:style-name="P2">Verbs</text:p>
      <text:p text:style-name="P1"/>
      <text:p text:style-name="P1"/>
      <text:p text:style-name="P1">POST <text:s text:c="3"/>{{app_url}} /hikes</text:p>
      <text:p text:style-name="P1">POST <text:s text:c="3"/>{{app_url}} /hikers</text:p>
      <text:p text:style-name="P1">Get <text:s text:c="4"/>{{app_url}} /hikes</text:p>
      <text:p text:style-name="P1">Get <text:s text:c="4"/>{{app_url}} /hikers</text:p>
      <text:p text:style-name="P1">Patch <text:s text:c="2"/>{{app_url}} /hiker/id</text:p>
      <text:p text:style-name="P1">Patch <text:s text:c="2"/>{{app_url}} /hikes/id</text:p>
      <text:p text:style-name="P1">Put <text:s text:c="4"/>{{app_url}} /hikers/id/hikes <text:s/>- Id goes in body</text:p>
      <text:p text:style-name="P1">Delete <text:s/>{{app_url}} /hikers/id/hikes - Id goes in body</text:p>
      <text:p text:style-name="P1">Delete <text:s/>{{app_url}} /hikers/id</text:p>
      <text:p text:style-name="P1">Delete <text:s/>{{app_url}} /hikes/id</text:p>
      <text:p text:style-name="P1"/>
      <text:p text:style-name="P1">And app_url = https://hiking-tracker-jreed.appspot.com</text:p>
      <text:p text:style-name="P1"/>
      <text:p text:style-name="P2">My final project is a hybrid Android &amp; mobile app that tracks hikes and hikers using geolocation.</text:p>
      <text:p text:style-name="P2"/>
      <text:p text:style-name="P2">Please see my video for further details.</text:p>
      <text:p text:style-name="P2"/>
      <text:p text:style-name="P2">Thank you for teaching this term, I have learned quite a lo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22:41:24.315972406</meta:creation-date>
    <dc:date>2017-08-18T22:43:49.506276008</dc:date>
    <meta:editing-duration>PT2M26S</meta:editing-duration>
    <meta:editing-cycles>1</meta:editing-cycles>
    <meta:document-statistic meta:table-count="0" meta:image-count="0" meta:object-count="0" meta:page-count="1" meta:paragraph-count="16" meta:word-count="87" meta:character-count="623" meta:non-whitespace-character-count="526"/>
    <meta:generator>LibreOffice/5.4.0.3$Linux_X86_64 LibreOffice_project/40m0$Build-3</meta:generator>
  </office:meta>
</office:document-meta>
</file>